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beb8" officeooo:paragraph-rsid="0019beb8"/>
    </style:style>
    <style:style style:name="P2" style:family="paragraph" style:parent-style-name="Standard">
      <style:text-properties style:text-underline-style="none" fo:font-weight="bold" officeooo:rsid="0019beb8" officeooo:paragraph-rsid="0019beb8" style:font-weight-asian="bold" style:font-weight-complex="bold"/>
    </style:style>
    <style:style style:name="P3" style:family="paragraph" style:parent-style-name="Standard">
      <style:text-properties style:text-line-through-style="none" style:text-line-through-type="none" style:text-position="0% 100%" fo:font-size="14pt" style:text-underline-style="none" fo:font-weight="bold" officeooo:rsid="0019beb8" officeooo:paragraph-rsid="0019beb8" style:font-size-asian="14pt" style:font-weight-asian="bold" style:font-size-complex="14pt" style:font-weight-complex="bold"/>
    </style:style>
    <style:style style:name="P4" style:family="paragraph" style:parent-style-name="Standard">
      <style:text-properties style:text-line-through-style="none" style:text-line-through-type="none" style:text-position="0% 100%" fo:font-size="14pt" style:text-underline-style="none" fo:font-weight="bold" officeooo:rsid="0019beb8" officeooo:paragraph-rsid="001ad6f0" style:font-size-asian="14pt" style:font-weight-asian="bold" style:font-size-complex="14pt" style:font-weight-complex="bold"/>
    </style:style>
    <style:style style:name="P5" style:family="paragraph" style:parent-style-name="Standard">
      <style:text-properties style:text-line-through-style="none" style:text-line-through-type="none" style:text-position="0% 100%" fo:font-size="14pt" style:text-underline-style="none" fo:font-weight="bold" officeooo:rsid="001ad6f0" officeooo:paragraph-rsid="001ad6f0" style:font-size-asian="14pt" style:font-weight-asian="bold" style:font-size-complex="14pt" style:font-weight-complex="bold"/>
    </style:style>
    <style:style style:name="P6" style:family="paragraph" style:parent-style-name="Standard">
      <style:paragraph-properties>
        <style:tab-stops>
          <style:tab-stop style:position="3.9898in"/>
        </style:tab-stops>
      </style:paragraph-properties>
      <style:text-properties style:text-line-through-style="none" style:text-line-through-type="none" style:text-position="0% 100%" fo:font-size="14pt" style:text-underline-style="none" fo:font-weight="bold" officeooo:rsid="001ad6f0" officeooo:paragraph-rsid="001ad6f0" style:font-size-asian="14pt" style:font-weight-asian="bold" style:font-size-complex="14pt" style:font-weight-complex="bold"/>
    </style:style>
    <style:style style:name="P7" style:family="paragraph" style:parent-style-name="Standard">
      <style:text-properties style:text-line-through-style="none" style:text-line-through-type="none" style:text-position="0% 100%" fo:font-size="14pt" style:text-underline-style="none" fo:font-weight="bold" officeooo:rsid="001cb963" officeooo:paragraph-rsid="001cb963" style:font-size-asian="14pt" style:font-weight-asian="bold" style:font-size-complex="14pt" style:font-weight-complex="bold"/>
    </style:style>
    <style:style style:name="P8" style:family="paragraph" style:parent-style-name="Standard">
      <style:text-properties style:text-line-through-style="none" style:text-line-through-type="none" style:text-position="0% 100%" fo:font-size="16pt" style:text-underline-style="none" fo:font-weight="bold" officeooo:rsid="001cb963" officeooo:paragraph-rsid="001cb963" style:font-size-asian="14pt" style:font-weight-asian="bold" style:font-size-complex="16pt" style:font-weight-complex="bold"/>
    </style:style>
    <style:style style:name="P9" style:family="paragraph" style:parent-style-name="Standard">
      <style:text-properties style:text-line-through-style="none" style:text-line-through-type="none" style:text-position="0% 100%" fo:font-size="16pt" style:text-underline-style="none" fo:font-weight="bold" officeooo:rsid="001e207a" officeooo:paragraph-rsid="001e207a" style:font-size-asian="14pt" style:font-weight-asian="bold" style:font-size-complex="16pt" style:font-weight-complex="bold"/>
    </style:style>
    <style:style style:name="P10" style:family="paragraph" style:parent-style-name="Standard">
      <style:text-properties style:text-line-through-style="none" style:text-line-through-type="none" style:text-position="0% 100%" fo:font-size="16pt" style:text-underline-style="none" fo:font-weight="bold" officeooo:rsid="001e207a" officeooo:paragraph-rsid="001f88bb" style:font-size-asian="14pt" style:font-weight-asian="bold" style:font-size-complex="16pt" style:font-weight-complex="bold"/>
    </style:style>
    <style:style style:name="P11" style:family="paragraph" style:parent-style-name="Standard">
      <style:text-properties style:text-line-through-style="none" style:text-line-through-type="none" style:text-position="0% 100%" fo:font-size="16pt" style:text-underline-style="none" fo:font-weight="bold" officeooo:rsid="001f88bb" officeooo:paragraph-rsid="001f88bb" style:font-size-asian="14pt" style:font-weight-asian="bold" style:font-size-complex="16pt" style:font-weight-complex="bold"/>
    </style:style>
    <style:style style:name="P12" style:family="paragraph" style:parent-style-name="Standard">
      <style:text-properties style:text-line-through-style="none" style:text-line-through-type="none" style:text-position="0% 100%" fo:font-size="20pt" style:text-underline-style="none" fo:font-weight="bold" officeooo:rsid="001cb963" officeooo:paragraph-rsid="001e207a" style:font-size-asian="17.5pt" style:font-weight-asian="bold" style:font-size-complex="20pt" style:font-weight-complex="bold"/>
    </style:style>
    <style:style style:name="T1" style:family="text">
      <style:text-properties fo:font-size="20pt" officeooo:rsid="0019beb8" style:font-size-asian="17.5pt" style:font-size-complex="20pt"/>
    </style:style>
    <style:style style:name="T2" style:family="text">
      <style:text-properties officeooo:rsid="001ad6f0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officeooo:rsid="001ccf27" style:font-size-asian="14pt" style:font-size-complex="16pt"/>
    </style:style>
    <style:style style:name="T5" style:family="text">
      <style:text-properties fo:font-size="16pt" officeooo:rsid="001e207a" style:font-size-asian="14pt" style:font-size-complex="16pt"/>
    </style:style>
    <style:style style:name="T6" style:family="text">
      <style:text-properties officeooo:rsid="001f88b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 <text:s text:c="14"/><text:span text:style-name="T1">REPORT</text:span></text:p>
      <text:p text:style-name="P1"><text:tab/><text:tab/><text:tab/> <text:s text:c="10"/></text:p>
      <text:p text:style-name="P1"><text:s text:c="45"/><text:span text:style-name="T3"><text:s text:c="2"/>JAVA SCRIPT INTERNSHIP </text:span></text:p>
      <text:p text:style-name="P2"/>
      <text:p text:style-name="P3">Day1: Date 28/05/2024</text:p>
      <text:p text:style-name="P3"/>
      <text:p text:style-name="P3">The internship started on 28/05/2024.First day was <text:s/>introsution day. This session includes.</text:p>
      <text:p text:style-name="P3"/>
      <text:p text:style-name="P3">1.principles of computer</text:p>
      <text:p text:style-name="P3">2.Types <text:s/>of application </text:p>
      <text:p text:style-name="P3">3.Types <text:s/>of website</text:p>
      <text:p text:style-name="P3">4.Explain static and dynamic website </text:p>
      <text:p text:style-name="P3">5.introduce java script</text:p>
      <text:p text:style-name="P4">6.<text:span text:style-name="T2">Features ofd java script </text:span></text:p>
      <text:p text:style-name="P5">7.Explain veriables </text:p>
      <text:p text:style-name="P5">8.Explain 4 ways to declare veriables </text:p>
      <text:p text:style-name="P5">9.introduce VS <text:s/>code and node .js.</text:p>
      <text:p text:style-name="P5">10. <text:tab/>Type conversion in java script [implicit and explicit].</text:p>
      <text:p text:style-name="P4"/>
      <text:p text:style-name="P6">This will be in hand on training mode,So,We completed 6 task 4 assignments. Total 20 programss completed in the introduction day </text:p>
      <text:p text:style-name="P3"/>
      <text:p text:style-name="P3"/>
      <text:p text:style-name="P7">Day 2</text:p>
      <text:p text:style-name="P7"><text:s text:c="2"/></text:p>
      <text:p text:style-name="P7"><text:s/><text:tab/>Second day is on 29/05/2024.Hands on training will start at 9:45 am.we coverd the following session.</text:p>
      <text:p text:style-name="P7"/>
      <text:p text:style-name="P7">1. strict keyword and use of strict word with example</text:p>
      <text:p text:style-name="P7">2. Expression</text:p>
      <text:p text:style-name="P7">3. Comment explain about comment in programming language</text:p>
      <text:p text:style-name="P7">4. Ready data from user: This session will explain how data is acces from keyboard and done three programes based on this session.</text:p>
      <text:p text:style-name="P7">5. operators.</text:p>
      <text:p text:style-name="P7"><text:s/><text:tab/>(a).Arithmetic operators</text:p>
      <text:p text:style-name="P7"><text:tab/>(b).comparison operators </text:p>
      <text:p text:style-name="P7"><text:tab/>(c).Logical operator</text:p>
      <text:p text:style-name="P8"><text:s text:c="3"/>We coverd the above <text:s/>session with defferemd example and programms</text:p>
      <text:p text:style-name="P8"/>
      <text:p text:style-name="P8">6. Conditional statement<text:bookmark-start text:name="__DdeLink__103_3187964248"/><text:bookmark-end text:name="__DdeLink__103_3187964248"/></text:p>
      <text:p text:style-name="P9"><text:soft-page-break/>day 3: <text:span text:style-name="T6">30/05/2024</text:span></text:p>
      <text:p text:style-name="P9"/>
      <text:p text:style-name="P11">1.contitional statement</text:p>
      <text:p text:style-name="P11"/>
      <text:p text:style-name="P9">it is usde to flow of a progarme and create branches in the programe </text:p>
      <text:p text:style-name="P9">to implement if...else statementnad also discused elseif.completed three task and two assignment in this session </text:p>
      <text:p text:style-name="P9"/>
      <text:p text:style-name="P9">2.looping statement</text:p>
      <text:p text:style-name="P9"><text:s/><text:tab/></text:p>
      <text:p text:style-name="P10"><text:tab/>it discus iterastion of a programe</text:p>
      <text:p text:style-name="P10"><text:s/></text:p>
      <text:p text:style-name="P9"><text:span text:style-name="T6">3.</text:span>type of loop </text:p>
      <text:p text:style-name="P9"/>
      <text:p text:style-name="P9">while,do while and for completed three task and to assignment</text:p>
      <text:p text:style-name="P9"/>
      <text:p text:style-name="P9">day4 <text:s/>: 31/05/2024</text:p>
      <text:p text:style-name="P9"/>
      <text:p text:style-name="P9"><text:tab/>todays session are forin loop,for of,function completed function state (funtion declarastion defination and calling)</text:p>
      <text:p text:style-name="P9"/>
      <text:p text:style-name="P9"><text:tab/>finish 3 task and 4 assignment in aftarnnon session (1:30 pm to 3:30 pm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B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B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style:text-line-through-style="none" style:text-line-through-type="none" style:text-position="0% 100%" fo:font-size="20pt" style:text-underline-style="none" fo:font-weight="bold" officeooo:rsid="001cb963" officeooo:paragraph-rsid="001e207a" style:font-size-asian="17.5pt" style:font-weight-asian="bold" style:font-size-complex="20pt" style:font-weight-complex="bold"/>
    </style:style>
    <style:style style:name="MT1" style:family="text">
      <style:text-properties fo:font-size="16pt" officeooo:rsid="001ccf27" style:font-size-asian="14pt" style:font-size-complex="16pt"/>
    </style:style>
    <style:style style:name="MT2" style:family="text">
      <style:text-properties fo:font-size="16pt" officeooo:rsid="001e207a" style:font-size-asian="14pt" style:font-size-complex="16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We also programe using if statement and succesfully co</text:span><text:span text:style-name="MT2">mpleted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8T15:43:10.514308308</meta:creation-date>
    <dc:date>2024-05-31T15:41:13.971135428</dc:date>
    <meta:editing-duration>PT19M50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43" meta:word-count="261" meta:character-count="1819" meta:non-whitespace-character-count="1482"/>
  </office:meta>
</office:document-meta>
</file>